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0.508cm" fo:text-align="start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2" style:family="paragraph" style:parent-style-name="Standard" style:list-style-name="WWNum2">
      <style:paragraph-properties fo:margin-left="1.247cm" fo:margin-right="0cm" fo:margin-top="0cm" fo:margin-bottom="0.247cm" style:contextual-spacing="false" fo:line-height="0.508cm" fo:text-align="start" style:justify-single-word="false" fo:hyphenation-ladder-count="no-limit" fo:text-indent="-0.499cm" style:auto-text-indent="false">
        <style:tab-stops>
          <style:tab-stop style:position="1.247cm"/>
        </style:tab-stops>
      </style:paragraph-properties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3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fo:hyphenate="false" fo:hyphenation-remain-char-count="2" fo:hyphenation-push-char-count="2" loext:hyphenation-no-caps="false"/>
    </style:style>
    <style:style style:name="P4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>
        <style:tab-stops>
          <style:tab-stop style:position="1.247cm"/>
        </style:tab-stops>
      </style:paragraph-properties>
      <style:text-properties fo:hyphenate="false" fo:hyphenation-remain-char-count="2" fo:hyphenation-push-char-count="2" loext:hyphenation-no-caps="false"/>
    </style:style>
    <style:style style:name="P5" style:family="paragraph" style:parent-style-name="Standard" style:list-style-name="WWNum4">
      <style:paragraph-properties fo:margin-left="1.134cm" fo:margin-right="0cm" fo:margin-top="0cm" fo:margin-bottom="0.247cm" style:contextual-spacing="false" fo:line-height="0.508cm" fo:text-align="start" style:justify-single-word="false" fo:hyphenation-ladder-count="no-limit" fo:text-indent="-0.635cm" style:auto-text-indent="false"/>
      <style:text-properties style:use-window-font-color="true" loext:opacity="0%" style:font-name="Calibri" fo:font-size="12pt" fo:letter-spacing="normal" fo:background-color="transparent" style:font-name-asian="Calibri1" style:font-size-asian="12pt" style:font-name-complex="Calibri1" fo:hyphenate="false" fo:hyphenation-remain-char-count="2" fo:hyphenation-push-char-count="2" loext:hyphenation-no-caps="false"/>
    </style:style>
    <style:style style:name="P6" style:family="paragraph" style:parent-style-name="Standard" style:list-style-name="WWNum4">
      <style:paragraph-properties fo:margin-left="1.134cm" fo:margin-right="0cm" fo:margin-top="0cm" fo:margin-bottom="0cm" style:contextual-spacing="false" fo:line-height="0.423cm" fo:text-align="start" style:justify-single-word="false" fo:text-indent="-0.635cm" style:auto-text-indent="false"/>
    </style:style>
    <style:style style:name="P7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3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4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T5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6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7" style:family="text">
      <style:text-properties style:use-window-font-color="true" loext:opacity="0%" style:font-name="Arial" fo:font-size="13pt" fo:letter-spacing="normal" fo:background-color="transparent" loext:char-shading-value="0" style:font-name-asian="Arial1" style:font-size-asian="13pt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bauanleitung SIDBlaster-USB Tic Tac</text:p>
      <text:p text:style-name="Text_20_body">Zum Aufbau ist etwas Löterfahrung nötig. Unbedingt brauchen sie wahrscheinlich:</text:p>
      <text:list xml:id="list289991092" text:style-name="WWNum2">
        <text:list-item>
          <text:p text:style-name="P2">Lötstation mit einer normalen und einer spitzen Lötspitze</text:p>
        </text:list-item>
        <text:list-item>
          <text:p text:style-name="P2">Lupen-Arbeitsleuchte</text:p>
        </text:list-item>
        <text:list-item>
          <text:p text:style-name="P2">Flussmittelstift</text:p>
        </text:list-item>
        <text:list-item>
          <text:p text:style-name="P2">Pinzette(n)</text:p>
        </text:list-item>
        <text:list-item>
          <text:p text:style-name="P2">kleinen Seitenschneider</text:p>
        </text:list-item>
        <text:list-item>
          <text:p text:style-name="P2">Isopropylalkohol</text:p>
        </text:list-item>
        <text:list-item>
          <text:p text:style-name="P2">Pinsel</text:p>
        </text:list-item>
        <text:list-item>
          <text:p text:style-name="P2">Messgerät (Multimeter)</text:p>
        </text:list-item>
        <text:list-item>
          <text:p text:style-name="P2">Holz-Zahnstocher</text:p>
        </text:list-item>
      </text:list>
      <text:p text:style-name="Heading">Einzelne Arbeitsschritte:</text:p>
      <text:list xml:id="list3673375364" text:style-name="WWNum4">
        <text:list-item>
          <text:p text:style-name="P3"><text:span text:style-name="T3">FT232 Chip bestücken (U2) folgende Pins MÜSSEN verlötet sein: 1; 4; 5; 7; 12; 15; 16; 17; 18; 20; 21; 23; 25.<text:line-break/>Tipp</text:span><text:span text:style-name="T1">: Im Anschluss mit einem Multimessgerät die richtigen Verbindungen laut Schaltplan prüfen ("durchklingeln"). <text:line-break/></text:span><text:span text:style-name="T2">Hinweis: Pin 26 (Test) soll für korrekten Betrieb auf Masse geschalten werden. Das wurde im Layout der Revision 1.2 vergessen. Brücken Sie deshalb Pin 25 mit Pin 26. </text:span><text:span text:style-name="T1">Ab Rev. 1.3 ist das gefixt.</text:span></text:p>
        </text:list-item>
        <text:list-item>
          <text:p text:style-name="P3"><text:span text:style-name="T3">LEDs bestücken: </text:span><text:span text:style-name="T1">D2: Blau; D3: Rot; Markierung beachten!</text:span></text:p>
        </text:list-item>
        <text:list-item>
          <text:p text:style-name="P5">R1 und R2 bestücken, 270 Ohm</text:p>
        </text:list-item>
        <text:list-item>
          <text:p text:style-name="P5">C1 bestücken, 10nF</text:p>
        </text:list-item>
        <text:list-item>
          <text:p text:style-name="P3"><text:span text:style-name="T3">U4 bestücken </text:span><text:span text:style-name="T4">Aufdruck: B6287G </text:span><text:span text:style-name="T1">Achtung! U4 liegt um 180° gedreht zu U2</text:span><text:span text:style-name="T6"> </text:span></text:p>
        </text:list-item>
        <text:list-item>
          <text:p text:style-name="P5">C3, C4, C2, C21, C5, C6, C7, C20 bestücken, 100nF</text:p>
        </text:list-item>
        <text:list-item>
          <text:p text:style-name="P5">R23 (18k) bestücken</text:p>
        </text:list-item>
        <text:list-item>
          <text:p text:style-name="P5">R22 (47k) bestücken</text:p>
        </text:list-item>
        <text:list-item>
          <text:p text:style-name="P5">R20 und R21 (1k) bestücken</text:p>
        </text:list-item>
        <text:list-item>
          <text:p text:style-name="P5">Spule (L2) auflöten, Tipp: Pads vorher verzinnen</text:p>
        </text:list-item>
        <text:list-item>
          <text:p text:style-name="P5">Diode D1 (SS26) verlöten</text:p>
        </text:list-item>
        <text:list-item>
          <text:p text:style-name="P5">Platine säubern</text:p>
        </text:list-item>
        <text:list-item>
          <text:p text:style-name="P5"><text:soft-page-break/>U1 auflöten, überschüssige Enden ab-zwacken</text:p>
        </text:list-item>
        <text:list-item>
          <text:p text:style-name="P5">USB-Buchse bestücken</text:p>
        </text:list-item>
        <text:list-item>
          <text:p text:style-name="P5">C10, C11 (22uF), Polung beachten</text:p>
        </text:list-item>
        <text:list-item>
          <text:p text:style-name="P5">L1 bestücken</text:p>
        </text:list-item>
        <text:list-item>
          <text:p text:style-name="P3"><text:span text:style-name="T5">Test</text:span><text:span text:style-name="T3">: Stromquelle anschließen, blaue LED muss leuchten; Spannung messen zwischen Pin 14 (GND) und Pin 28 (+12V) von U3 (SID)</text:span></text:p>
        </text:list-item>
        <text:list-item>
          <text:p text:style-name="P5">IC-Sockel für SID: Mit Seitenschneider die Verbindungsstege raus-knipsen, verschleifen</text:p>
        </text:list-item>
        <text:list-item>
          <text:p text:style-name="P5">Die zwei Teile des Sockels einlöten</text:p>
        </text:list-item>
        <text:list-item>
          <text:p text:style-name="P5">JP1-JP6 bestücken</text:p>
        </text:list-item>
        <text:list-item>
          <text:p text:style-name="P5">SV1 und (optional) SV2 bestücken</text:p>
        </text:list-item>
        <text:list-item>
          <text:p text:style-name="P3"><text:span text:style-name="T5">Test:</text:span><text:span text:style-name="T6"> </text:span><text:span text:style-name="T3">JP1 setzen und noch mal Spannung am SID-Sockel messen (muss jetzt 9V sein)</text:span></text:p>
        </text:list-item>
        <text:list-item>
          <text:p text:style-name="P4"><text:span text:style-name="T4">FT232 Template programmieren:</text:span><text:span text:style-name="T6">  </text:span><text:span text:style-name="T1">Man braucht das Softwaretool "FT_PROG" von FTDI. Platine anschließen, FT_PROG starten, nach Device scannen, Template laden (GitHub), Rechtsklick auf Device -&gt;“apply template“. Danach "program" klicken und programmieren.</text:span></text:p>
        </text:list-item>
        <text:list-item>
          <text:p text:style-name="P6"><text:span text:style-name="T4">PIC </text:span><text:span text:style-name="T7">µ</text:span><text:span text:style-name="T4">C programmieren: </text:span><text:span text:style-name="T1">Ein Programmiergerät wie PicIt 3 wird benötigt, evtl. Programmierkabel anfertigen, Software: MPLAB IPE.</text:span><text:span text:style-name="T5"><text:line-break/></text:span></text:p>
        </text:list-item>
        <text:list-item>
          <text:p text:style-name="P3"><text:span text:style-name="T5">Test:</text:span><text:span text:style-name="T6"> </text:span><text:span text:style-name="T3">Platine anschließen und ACID 64 Player starten, Tune abspielen, SIDBlaster sollte erkannt werden, und rote LED flackern</text:span></text:p>
        </text:list-item>
        <text:list-item>
          <text:p text:style-name="P5">C70, C71 (470pF) bestücken</text:p>
        </text:list-item>
        <text:list-item>
          <text:p text:style-name="P5">C72, C73 (22nF) bestücken</text:p>
        </text:list-item>
        <text:list-item>
          <text:p text:style-name="P5">C80, C81 (1800pF) bestücken</text:p>
        </text:list-item>
        <text:list-item>
          <text:p text:style-name="P5">C82, C83 (2,2nF) bestücken</text:p>
        </text:list-item>
        <text:list-item>
          <text:p text:style-name="P5">R12, R8 (1K) bestücken</text:p>
        </text:list-item>
        <text:list-item>
          <text:p text:style-name="P5">R14, R9 (10K) bestücken</text:p>
        </text:list-item>
        <text:list-item>
          <text:p text:style-name="P5">C18 (1000pF) bestücken</text:p>
        </text:list-item>
        <text:list-item>
          <text:p text:style-name="P5">C8, C9 (100nF) bestücken</text:p>
        </text:list-item>
        <text:list-item>
          <text:p text:style-name="P5">Jumper setzen JP1: <text:s/>Rot; JP4 &amp; JP5: Grün; JP2 &amp; JP3: Blau; JP6: Weiß</text:p>
        </text:list-item>
        <text:list-item>
          <text:p text:style-name="P5">T1 bestücken, Polung laut Datenblatt beachten! (Kann von Bestückungsaufdruck abweichen!) Bei Rev.1.2 muss ein PN2222A verkehrt herum bestückt werden, ab Rev.1.3 ist der Bestükungsaufdruck ricktig für PN2222A</text:p>
        </text:list-item>
        <text:list-item>
          <text:p text:style-name="P5">C77, C79 (10uF, bipolar) bestücken, Polung egal</text:p>
        </text:list-item>
        <text:list-item>
          <text:p text:style-name="P5">Klinkenbuchsen auflöten</text:p>
        </text:list-item>
        <text:list-item>
          <text:p text:style-name="P5"><text:soft-page-break/>Noch einmal Spannungen messen</text:p>
        </text:list-item>
        <text:list-item>
          <text:p text:style-name="P5">SID montieren</text:p>
        </text:list-item>
        <text:list-item>
          <text:p text:style-name="P5">Jumper überprüfen</text:p>
        </text:list-item>
        <text:list-item>
          <text:p text:style-name="P5">An PC anschließen und mit ACID-Player testen.</text:p>
        </text:list-item>
        <text:list-item>
          <text:p text:style-name="P5">Die Antwort auf alle Fragen :)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06-11T00:37:17.942000000</dc:date>
    <dc:creator>Andreas Schumm</dc:creator>
    <meta:editing-duration>PT3M14S</meta:editing-duration>
    <meta:editing-cycles>1</meta:editing-cycles>
    <meta:document-statistic meta:table-count="0" meta:image-count="0" meta:object-count="0" meta:page-count="3" meta:paragraph-count="54" meta:word-count="453" meta:character-count="2857" meta:non-whitespace-character-count="2504"/>
  </office:meta>
</office:document-meta>
</file>